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7774" officeooo:paragraph-rsid="001a7774"/>
    </style:style>
    <style:style style:name="P2" style:family="paragraph" style:parent-style-name="Standard">
      <style:text-properties officeooo:rsid="001a7774" officeooo:paragraph-rsid="00201035"/>
    </style:style>
    <style:style style:name="P3" style:family="paragraph" style:parent-style-name="Standard">
      <style:text-properties officeooo:rsid="001a7774" officeooo:paragraph-rsid="00202513"/>
    </style:style>
    <style:style style:name="P4" style:family="paragraph" style:parent-style-name="Standard">
      <style:text-properties officeooo:rsid="001b3bff" officeooo:paragraph-rsid="001b3bff"/>
    </style:style>
    <style:style style:name="P5" style:family="paragraph" style:parent-style-name="Standard">
      <style:text-properties officeooo:rsid="001b3bff" officeooo:paragraph-rsid="0021d19a"/>
    </style:style>
    <style:style style:name="P6" style:family="paragraph" style:parent-style-name="Standard">
      <style:text-properties officeooo:rsid="001b3bff" officeooo:paragraph-rsid="00221e7e"/>
    </style:style>
    <style:style style:name="P7" style:family="paragraph" style:parent-style-name="Standard">
      <style:text-properties officeooo:rsid="001b3bff" officeooo:paragraph-rsid="0022a88c"/>
    </style:style>
    <style:style style:name="P8" style:family="paragraph" style:parent-style-name="Heading_20_3">
      <style:text-properties officeooo:rsid="001b3bff" officeooo:paragraph-rsid="001b3bff"/>
    </style:style>
    <style:style style:name="P9" style:family="paragraph" style:parent-style-name="Standard">
      <style:text-properties officeooo:rsid="001b3bff" officeooo:paragraph-rsid="001b3bff"/>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style style:name="P19" style:family="paragraph" style:parent-style-name="Text_20_body" style:list-style-name="L5">
      <style:paragraph-properties fo:margin-top="0cm" fo:margin-bottom="0cm" style:contextual-spacing="false"/>
    </style:style>
    <style:style style:name="P20" style:family="paragraph" style:parent-style-name="Text_20_body" style:list-style-name="L6"/>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9"/>
    <style:style style:name="P27" style:family="paragraph" style:parent-style-name="Text_20_body" style:list-style-name="L9">
      <style:paragraph-properties fo:margin-top="0cm" fo:margin-bottom="0cm" style:contextual-spacing="false"/>
    </style:style>
    <style:style style:name="P28" style:family="paragraph" style:parent-style-name="Text_20_body" style:list-style-name="L10"/>
    <style:style style:name="P29" style:family="paragraph" style:parent-style-name="Text_20_body" style:list-style-name="L10">
      <style:paragraph-properties fo:margin-top="0cm" fo:margin-bottom="0cm" style:contextual-spacing="false"/>
    </style:style>
    <style:style style:name="P30" style:family="paragraph" style:parent-style-name="Text_20_body" style:list-style-name="L11"/>
    <style:style style:name="P31" style:family="paragraph" style:parent-style-name="Text_20_body" style:list-style-name="L11">
      <style:paragraph-properties fo:margin-top="0cm" fo:margin-bottom="0cm" style:contextual-spacing="false"/>
    </style:style>
    <style:style style:name="P32" style:family="paragraph" style:parent-style-name="Text_20_body" style:list-style-name="L12"/>
    <style:style style:name="P33" style:family="paragraph" style:parent-style-name="Text_20_body" style:list-style-name="L12">
      <style:paragraph-properties fo:margin-top="0cm" fo:margin-bottom="0cm" style:contextual-spacing="false"/>
    </style:style>
    <style:style style:name="P34" style:family="paragraph" style:parent-style-name="Text_20_body" style:list-style-name="L13"/>
    <style:style style:name="P35" style:family="paragraph" style:parent-style-name="Text_20_body" style:list-style-name="L13">
      <style:paragraph-properties fo:margin-top="0cm" fo:margin-bottom="0cm" style:contextual-spacing="false"/>
    </style:style>
    <style:style style:name="P36" style:family="paragraph" style:parent-style-name="Text_20_body" style:list-style-name="L14"/>
    <style:style style:name="P37" style:family="paragraph" style:parent-style-name="Text_20_body" style:list-style-name="L14">
      <style:paragraph-properties fo:margin-top="0cm" fo:margin-bottom="0cm" style:contextual-spacing="false"/>
    </style:style>
    <style:style style:name="P38" style:family="paragraph" style:parent-style-name="Text_20_body" style:list-style-name="L15"/>
    <style:style style:name="P39" style:family="paragraph" style:parent-style-name="Text_20_body" style:list-style-name="L15">
      <style:paragraph-properties fo:margin-top="0cm" fo:margin-bottom="0cm" style:contextual-spacing="false"/>
    </style:style>
    <style:style style:name="P40" style:family="paragraph" style:parent-style-name="Text_20_body" style:list-style-name="L16"/>
    <style:style style:name="P41" style:family="paragraph" style:parent-style-name="Text_20_body" style:list-style-name="L16">
      <style:paragraph-properties fo:margin-top="0cm" fo:margin-bottom="0cm" style:contextual-spacing="false"/>
    </style:style>
    <style:style style:name="P42" style:family="paragraph" style:parent-style-name="Text_20_body" style:list-style-name="L17"/>
    <style:style style:name="P43" style:family="paragraph" style:parent-style-name="Text_20_body" style:list-style-name="L17">
      <style:paragraph-properties fo:margin-top="0cm" fo:margin-bottom="0cm" style:contextual-spacing="false"/>
    </style:style>
    <style:style style:name="P44" style:family="paragraph" style:parent-style-name="Text_20_body" style:list-style-name="L18"/>
    <style:style style:name="P45" style:family="paragraph" style:parent-style-name="Text_20_body" style:list-style-name="L18">
      <style:paragraph-properties fo:margin-top="0cm" fo:margin-bottom="0cm" style:contextual-spacing="false"/>
    </style:style>
    <style:style style:name="P46" style:family="paragraph" style:parent-style-name="Text_20_body" style:list-style-name="L19"/>
    <style:style style:name="P47" style:family="paragraph" style:parent-style-name="Text_20_body" style:list-style-name="L19">
      <style:paragraph-properties fo:margin-top="0cm" fo:margin-bottom="0cm" style:contextual-spacing="false"/>
    </style:style>
    <style:style style:name="P48" style:family="paragraph" style:parent-style-name="Text_20_body" style:list-style-name="L20"/>
    <style:style style:name="P49" style:family="paragraph" style:parent-style-name="Text_20_body" style:list-style-name="L20">
      <style:paragraph-properties fo:margin-top="0cm" fo:margin-bottom="0cm" style:contextual-spacing="false"/>
    </style:style>
    <style:style style:name="P50" style:family="paragraph" style:parent-style-name="Text_20_body" style:list-style-name="L21"/>
    <style:style style:name="P51" style:family="paragraph" style:parent-style-name="Text_20_body" style:list-style-name="L21">
      <style:paragraph-properties fo:margin-top="0cm" fo:margin-bottom="0cm" style:contextual-spacing="false"/>
    </style:style>
    <style:style style:name="P52" style:family="paragraph" style:parent-style-name="Text_20_body" style:list-style-name="L22"/>
    <style:style style:name="P53" style:family="paragraph" style:parent-style-name="Text_20_body" style:list-style-name="L22">
      <style:paragraph-properties fo:margin-top="0cm" fo:margin-bottom="0cm" style:contextual-spacing="false"/>
    </style:style>
    <style:style style:name="P54" style:family="paragraph" style:parent-style-name="Text_20_body" style:list-style-name="L23"/>
    <style:style style:name="P55" style:family="paragraph" style:parent-style-name="Text_20_body" style:list-style-name="L23">
      <style:paragraph-properties fo:margin-top="0cm" fo:margin-bottom="0cm" style:contextual-spacing="false"/>
    </style:style>
    <style:style style:name="T1" style:family="text">
      <style:text-properties officeooo:rsid="001b3bff"/>
    </style:style>
    <style:style style:name="T2" style:family="text">
      <style:text-properties fo:color="#c9211e" loext:opacity="100%" officeooo:rsid="001d9fd4"/>
    </style:style>
    <style:style style:name="T3" style:family="text">
      <style:text-properties fo:color="#c9211e" loext:opacity="100%" officeooo:rsid="001a7774"/>
    </style:style>
    <style:style style:name="T4" style:family="text">
      <style:text-properties officeooo:rsid="00201035"/>
    </style:style>
    <style:style style:name="T5" style:family="text">
      <style:text-properties officeooo:rsid="00202513"/>
    </style:style>
    <style:style style:name="T6" style:family="text">
      <style:text-properties officeooo:rsid="00204e68"/>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Storyline for Web-Based Game: The Martin Case</text:span></text:h>
      <text:h text:style-name="Heading_20_4" text:outline-level="4"><text:span text:style-name="Strong_20_Emphasis">Introduction:</text:span></text:h>
      <text:p text:style-name="Text_20_body">Detective Arjun, a skilled private investigator, is drawn into a chilling case involving a series of brutal murders. Each victim is a middle-aged woman, and the murders are characterized by their brutality and a disturbing pattern. Arjun must unravel the mystery, uncover the motive, and capture the perpetrator before more lives are lost.</text:p>
      <text:h text:style-name="Heading_20_4" text:outline-level="4"><text:span text:style-name="Strong_20_Emphasis">Game Overview:</text:span></text:h>
      <text:p text:style-name="Text_20_body">Players will guide Detective Arjun through various checkpoints in the investigation, using their skills to interview suspects, review forensic and police reports, and piece together the puzzle of the case.</text:p>
      <text:p text:style-name="Horizontal_20_Line"/>
      <text:h text:style-name="Heading_20_3" text:outline-level="3"><text:span text:style-name="Strong_20_Emphasis">Level 1: Initial Investigation</text:span></text:h>
      <text:p text:style-name="Text_20_body"><text:span text:style-name="Strong_20_Emphasis">Objective:</text:span> Discover the nature of the murders and gather initial evidence.</text:p>
      <text:p text:style-name="Text_20_body"><text:span text:style-name="Strong_20_Emphasis">Checkpoints:</text:span></text:p>
      <text:list xml:id="list1475944180" text:style-name="L1">
        <text:list-item>
          <text:p text:style-name="P11"><text:span text:style-name="Strong_20_Emphasis">Interview Local Residents</text:span>: Talk to neighbors and witnesses who might have seen or heard anything suspicious around the time of the murders.</text:p>
        </text:list-item>
        <text:list-item>
          <text:p text:style-name="P11"><text:span text:style-name="Strong_20_Emphasis">Examine Crime Scenes</text:span>: Access the crime scenes of the recent murders to gather physical evidence.</text:p>
        </text:list-item>
        <text:list-item>
          <text:p text:style-name="P10"><text:span text:style-name="Strong_20_Emphasis">Read Forensic Reports</text:span>: Review initial forensic reports that detail the state of the victims and the method of killing.</text:p>
        </text:list-item>
      </text:list>
      <text:p text:style-name="Text_20_body"><text:span text:style-name="Strong_20_Emphasis">Clues to Find:</text:span></text:p>
      <text:list xml:id="list1234261084" text:style-name="L2">
        <text:list-item>
          <text:p text:style-name="P13">The pattern of brutality in the murders.</text:p>
        </text:list-item>
        <text:list-item>
          <text:p text:style-name="P12">Specific evidence such as blood stains and the presence of drainage water in the victims' lungs.</text:p>
        </text:list-item>
      </text:list>
      <text:p text:style-name="Horizontal_20_Line"/>
      <text:h text:style-name="Heading_20_3" text:outline-level="3"><text:span text:style-name="Strong_20_Emphasis">Level 2: Connecting the Dots</text:span></text:h>
      <text:p text:style-name="Text_20_body"><text:span text:style-name="Strong_20_Emphasis">Objective:</text:span> Link the murders to any possible suspects and establish connections.</text:p>
      <text:p text:style-name="Text_20_body"><text:span text:style-name="Strong_20_Emphasis">Checkpoints:</text:span></text:p>
      <text:list xml:id="list2646086724" text:style-name="L3">
        <text:list-item>
          <text:p text:style-name="P15"><text:span text:style-name="Strong_20_Emphasis">Review Police Reports</text:span>: Go through police reports to find any suspects or connections between the cases.</text:p>
        </text:list-item>
        <text:list-item>
          <text:p text:style-name="P15"><text:span text:style-name="Strong_20_Emphasis">Interview Suspects</text:span>: Talk to individuals connected to the victims or those who might have had motives.</text:p>
        </text:list-item>
        <text:list-item>
          <text:p text:style-name="P14"><text:span text:style-name="Strong_20_Emphasis">Investigate Patterns</text:span>: Analyze the geographical locations and timelines of the murders to identify any patterns.</text:p>
        </text:list-item>
      </text:list>
      <text:p text:style-name="Text_20_body"><text:span text:style-name="Strong_20_Emphasis">Clues to Find:</text:span></text:p>
      <text:list xml:id="list3627093677" text:style-name="L4">
        <text:list-item>
          <text:p text:style-name="P17">The 7-foot tall suspect description.</text:p>
        </text:list-item>
        <text:list-item>
          <text:p text:style-name="P16"><text:soft-page-break/>Connections to the past gas leakage incident involving Bhanumathi.</text:p>
        </text:list-item>
      </text:list>
      <text:p text:style-name="Horizontal_20_Line"/>
      <text:h text:style-name="Heading_20_3" text:outline-level="3"><text:span text:style-name="Strong_20_Emphasis">Level 3: Uncovering the Motive</text:span></text:h>
      <text:p text:style-name="Text_20_body"><text:span text:style-name="Strong_20_Emphasis">Objective:</text:span> Identify the motive behind the murders and understand the suspect's background.</text:p>
      <text:p text:style-name="Text_20_body"><text:span text:style-name="Strong_20_Emphasis">Checkpoints:</text:span></text:p>
      <text:list xml:id="list1079667623" text:style-name="L5">
        <text:list-item>
          <text:p text:style-name="P19"><text:span text:style-name="Strong_20_Emphasis">Interview Suspects Again</text:span>: Revisit interviews with suspects to probe deeper into their motives and alibis.</text:p>
        </text:list-item>
        <text:list-item>
          <text:p text:style-name="P19"><text:span text:style-name="Strong_20_Emphasis">Review Detailed Reports</text:span>: Look into more detailed forensic and police reports to uncover hidden details.</text:p>
        </text:list-item>
        <text:list-item>
          <text:p text:style-name="P18"><text:span text:style-name="Strong_20_Emphasis">Explore Personal Backgrounds</text:span>: Investigate the backgrounds of suspects to find any connections to the past gas leakage case.</text:p>
        </text:list-item>
      </text:list>
      <text:p text:style-name="Text_20_body"><text:span text:style-name="Strong_20_Emphasis">Clues to Find:</text:span></text:p>
      <text:list xml:id="list2615623037" text:style-name="L6">
        <text:list-item>
          <text:p text:style-name="P21">The motive for targeting middle-aged women.</text:p>
        </text:list-item>
        <text:list-item>
          <text:p text:style-name="P20">The suspect's connection to Bhanumathi and the past incident.</text:p>
        </text:list-item>
      </text:list>
      <text:p text:style-name="Horizontal_20_Line"/>
      <text:h text:style-name="Heading_20_3" text:outline-level="3"><text:span text:style-name="Strong_20_Emphasis">Level 4: The Reveal</text:span></text:h>
      <text:p text:style-name="Text_20_body"><text:span text:style-name="Strong_20_Emphasis">Objective:</text:span> Piece together the final details to uncover the true culprit and their plan.</text:p>
      <text:p text:style-name="Text_20_body"><text:span text:style-name="Strong_20_Emphasis">Checkpoints:</text:span></text:p>
      <text:list xml:id="list4159177542" text:style-name="L7">
        <text:list-item>
          <text:p text:style-name="P23"><text:span text:style-name="Strong_20_Emphasis">Analyze Forensic Evidence</text:span>: Re-examine forensic evidence to confirm suspicions and piece together the timeline.</text:p>
        </text:list-item>
        <text:list-item>
          <text:p text:style-name="P23"><text:span text:style-name="Strong_20_Emphasis">Conduct Final Interviews</text:span>: Perform final interviews with key suspects to get their confessions or further incriminate them.</text:p>
        </text:list-item>
        <text:list-item>
          <text:p text:style-name="P22"><text:span text:style-name="Strong_20_Emphasis">Review Financial Records</text:span>: Examine financial records related to Bhanumathi’s assignment to understand the motive behind the looting plan.</text:p>
        </text:list-item>
      </text:list>
      <text:p text:style-name="Text_20_body"><text:span text:style-name="Strong_20_Emphasis">Clues to Find:</text:span></text:p>
      <text:list xml:id="list1725456610" text:style-name="L8">
        <text:list-item>
          <text:p text:style-name="P25">The connection between Martin and the recent murders.</text:p>
        </text:list-item>
        <text:list-item>
          <text:p text:style-name="P24">Martin’s plan to loot the money and escape.</text:p>
        </text:list-item>
      </text:list>
      <text:p text:style-name="Horizontal_20_Line"/>
      <text:h text:style-name="Heading_20_3" text:outline-level="3"><text:span text:style-name="Strong_20_Emphasis">Level 5: Confrontation and Capture</text:span></text:h>
      <text:p text:style-name="Text_20_body"><text:span text:style-name="Strong_20_Emphasis">Objective:</text:span> Confront the killer and bring the case to a resolution.</text:p>
      <text:p text:style-name="Text_20_body"><text:span text:style-name="Strong_20_Emphasis">Checkpoints:</text:span></text:p>
      <text:list xml:id="list1803085058" text:style-name="L9">
        <text:list-item>
          <text:p text:style-name="P27"><text:span text:style-name="Strong_20_Emphasis">Track Down the Suspect</text:span>: Use all gathered evidence to locate Martin’s hideout or escape route.</text:p>
        </text:list-item>
        <text:list-item>
          <text:p text:style-name="P27"><text:span text:style-name="Strong_20_Emphasis">Prepare for the Confrontation</text:span>: Gather evidence and strategize to confront Martin effectively.</text:p>
        </text:list-item>
        <text:list-item>
          <text:p text:style-name="P26"><text:span text:style-name="Strong_20_Emphasis">Capture the Killer</text:span>: Successfully capture Martin and resolve the case.</text:p>
        </text:list-item>
      </text:list>
      <text:p text:style-name="Text_20_body"><text:soft-page-break/><text:span text:style-name="Strong_20_Emphasis">Clues to Find:</text:span></text:p>
      <text:list xml:id="list3839315745" text:style-name="L10">
        <text:list-item>
          <text:p text:style-name="P29">Martin’s exact location and escape plan.</text:p>
        </text:list-item>
        <text:list-item>
          <text:p text:style-name="P28">Final evidence that ties him conclusively to the murders and the planned heist.</text:p>
        </text:list-item>
      </text:list>
      <text:p text:style-name="Horizontal_20_Line"/>
      <text:h text:style-name="Heading_20_3" text:outline-level="3"><text:span text:style-name="Strong_20_Emphasis">Endgame:</text:span></text:h>
      <text:p text:style-name="Text_20_body"><text:span text:style-name="Strong_20_Emphasis">Objective:</text:span> Solve the case, reveal the full story, and ensure justice is served.</text:p>
      <text:p text:style-name="Text_20_body"><text:span text:style-name="Strong_20_Emphasis">Checkpoints:</text:span></text:p>
      <text:list xml:id="list783313201" text:style-name="L11">
        <text:list-item>
          <text:p text:style-name="P31"><text:span text:style-name="Strong_20_Emphasis">Review Case Files</text:span>: Summarize all collected evidence and interviews to prepare a final case report.</text:p>
        </text:list-item>
        <text:list-item>
          <text:p text:style-name="P31"><text:span text:style-name="Strong_20_Emphasis">Submit Findings</text:span>: Present the final findings to the authorities to close the case.</text:p>
        </text:list-item>
        <text:list-item>
          <text:p text:style-name="P30"><text:span text:style-name="Strong_20_Emphasis">Reflect on the Investigation</text:span>: Reflect on the investigation process, the clues discovered, and the ultimate resolution of the case.</text:p>
        </text:list-item>
      </text:list>
      <text:p text:style-name="Horizontal_20_Line"/>
      <text:p text:style-name="Text_20_body"><text:span text:style-name="Strong_20_Emphasis">Game Mechanics:</text:span></text:p>
      <text:list xml:id="list1303300884" text:style-name="L12">
        <text:list-item>
          <text:p text:style-name="P33"><text:span text:style-name="Strong_20_Emphasis">Interviews</text:span>: Players can choose different questions to ask suspects, affecting their responses and the investigation's progress.</text:p>
        </text:list-item>
        <text:list-item>
          <text:p text:style-name="P33"><text:span text:style-name="Strong_20_Emphasis">Forensic Analysis</text:span>: Players can access and analyze various forensic reports to uncover vital clues.</text:p>
        </text:list-item>
        <text:list-item>
          <text:p text:style-name="P32"><text:span text:style-name="Strong_20_Emphasis">Reports Review</text:span>: Players must piece together information from police reports to identify connections and suspects.</text:p>
        </text:list-item>
      </text:list>
      <text:p text:style-name="Standard"/>
      <text:p text:style-name="Standard"/>
      <text:p text:style-name="P1">Gameplay goes like : First interrogate Aravind and Dinesh</text:p>
      <text:p text:style-name="P1"/>
      <text:p text:style-name="P1">Dinesh says : where she went and where he last saw her, how far is the store from there</text:p>
      <text:p text:style-name="P1"/>
      <text:p text:style-name="P1">Kajal says : To check the post mortem reports, and whatever Dinesh and Aravind has knowledge about</text:p>
      <text:p text:style-name="P1"/>
      <text:p text:style-name="P1">Aravind says : To check police reports, details of the three murders. </text:p>
      <text:p text:style-name="P1"/>
      <text:p text:style-name="P1">Arjun finds : Meat and Drainage system, common knife, other person’s blood</text:p>
      <text:p text:style-name="P1">If found : </text:p>
      <text:p text:style-name="P1"><text:tab/><text:tab/>The new autopsy report about Dinesh’s mother’s death and police report. Kajal and <text:tab/><text:tab/>Aravind go to check the field between Dinesh’s house and the store, spot the <text:tab/><text:tab/><text:tab/>Drainage, spot string marks on the tree, pressure from the local ppl not to open the <text:tab/><text:tab/>manhole, Shyamala’s order</text:p>
      <text:p text:style-name="P1">Arjun finds : Municipality’s permission, Shyamala’s details (Missing) <text:s text:c="9"/></text:p>
      <text:p text:style-name="P1">If found:</text:p>
      <text:p text:style-name="P2"><text:tab/><text:tab/>Next day Shyamala dies, report reaches Arjun, Kajal’s msg to talk to Aravind, <text:s/>message about the party office, Shyamala leaving early mid meating and Permission from Municipalit<text:span text:style-name="T4">y, </text:span><text:span text:style-name="T5">this is answered by Lingesan, new suspect.</text:span><text:span text:style-name="T4"> <text:s/></text:span></text:p>
      <text:p text:style-name="P1"/>
      <text:p text:style-name="P1"><text:soft-page-break/>Arjun’s Task : Upload a speech to address the Commissioner regarding the same, with clues he has found (Main thing being the 4 day 2 day pattern)</text:p>
      <text:p text:style-name="P1">If Done : <text:tab/></text:p>
      <text:p text:style-name="P3"><text:tab/><text:tab/><text:span text:style-name="T1">Add new suspect Anu, Arjun’s maid, who saw a 7 foot man in midnight, who went to the terrace. A cruel body is found there with a grafetti “Find me, Detective Arjun”. But in 2 day’s time, again, MD Bhanumathi is found dead, her autopsy report also is uploaded. <text:s text:c="2"/></text:span></text:p>
      <text:p text:style-name="P1"/>
      <text:p text:style-name="P5">Arjun finds : Bhanumathi’s case file, one being that of Jessica, whom Bhanumathi was suspected of killing along with Martin and Aisha, but they passed away in a gas leak as per the records and is closed. Arjun identifies Martin as the kille<text:span text:style-name="T6">r</text:span>, Ka-Boom! <text:s text:c="12"/><text:span text:style-name="T4"><text:s/></text:span></text:p>
      <text:p text:style-name="P4">If Done :</text:p>
      <text:p text:style-name="P4"><text:tab/><text:tab/>Kajal and Aravind go to a hotel, where Martin and his friends enter Bhanumathi’s and try looting it. Aravind catches him. Suspect button for Martin is triggered</text:p>
      <text:p text:style-name="P4"/>
      <text:p text:style-name="P4">Arjun finds : Investigates Martin and points out that he avenged Bhanumathi for killing Aisha, his girlfriend, and Jessica, his mother <text:s/></text:p>
      <text:p text:style-name="P6">BUT case isn’t closed <text:s text:c="20"/></text:p>
      <text:p text:style-name="P4"/>
      <text:p text:style-name="P7">Arjun goes to Martin’s police records and tries matching all the murders in his pattern, the reports suggest it as an “ametuer psychopath”. So, Arjun must confront to Martin that he, indeed, is not a psychopath, but tried fooling them to escape with the money. <text:line-break/><text:line-break/>CASE CLOSED! <text:s text:c="3"/><text:span text:style-name="T3">:</text:span><text:span text:style-name="T2">CURRENTLY HER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8" text:outline-level="3"><text:soft-page-break/><text:span text:style-name="Strong_20_Emphasis">Game Title: “Echoes of Lake View: The Arjun Files”</text:span></text:h>
      <text:h text:style-name="Heading_20_3" text:outline-level="3"><text:span text:style-name="Strong_20_Emphasis">1. Game Overview</text:span></text:h>
      <text:p text:style-name="Text_20_body">In "Echoes of Lake View: The Arjun Files," players take on the role of Detective Arjun as he unravels a complex case involving identity manipulation, a time loop, and a hidden underworld. With access limited to talking to suspects and reviewing forensic and police reports, players must piece together clues and uncover the truth behind a series of mysterious deaths and manipulations.</text:p>
      <text:h text:style-name="Heading_20_3" text:outline-level="3"><text:span text:style-name="Strong_20_Emphasis">2. Gameplay Mechanics</text:span></text:h>
      <text:h text:style-name="Heading_20_4" text:outline-level="4"><text:span text:style-name="Strong_20_Emphasis">Core Features</text:span></text:h>
      <text:list xml:id="list3454307359" text:style-name="L13">
        <text:list-item>
          <text:p text:style-name="P35"><text:span text:style-name="Strong_20_Emphasis">Dialogue Interaction</text:span>: Players interact with suspects, witnesses, and other characters to gather information and uncover motives.</text:p>
        </text:list-item>
        <text:list-item>
          <text:p text:style-name="P35"><text:span text:style-name="Strong_20_Emphasis">Forensic Reports</text:span>: Analyze forensic reports to understand the cause of death, identity details, and other critical clues.</text:p>
        </text:list-item>
        <text:list-item>
          <text:p text:style-name="P35"><text:span text:style-name="Strong_20_Emphasis">Police Reports</text:span>: Review police reports for timelines, witness statements, and investigative notes.</text:p>
        </text:list-item>
        <text:list-item>
          <text:p text:style-name="P34"><text:span text:style-name="Strong_20_Emphasis">Evidence Collection</text:span>: Collect and organize evidence to build a case against suspects and solve puzzles related to the case.</text:p>
        </text:list-item>
      </text:list>
      <text:h text:style-name="Heading_20_3" text:outline-level="3"><text:span text:style-name="Strong_20_Emphasis">3. Game Structure</text:span></text:h>
      <text:h text:style-name="Heading_20_4" text:outline-level="4"><text:span text:style-name="Strong_20_Emphasis">Chapter 1: The Mysterious Event</text:span></text:h>
      <text:list xml:id="list1191535009" text:style-name="L14">
        <text:list-item>
          <text:p text:style-name="P37"><text:span text:style-name="Strong_20_Emphasis">Objective</text:span>: Investigate the strange incident where a naked lady was carried by clowns.</text:p>
        </text:list-item>
        <text:list-item>
          <text:p text:style-name="P37"><text:span text:style-name="Strong_20_Emphasis">Checkpoints</text:span>:</text:p>
          <text:list>
            <text:list-item>
              <text:p text:style-name="P37"><text:span text:style-name="Strong_20_Emphasis">Interview the Lady</text:span>: Talk to the lady to understand her knowledge of the event and any inconsistencies.</text:p>
            </text:list-item>
            <text:list-item>
              <text:p text:style-name="P37"><text:span text:style-name="Strong_20_Emphasis">Examine Forensic Report</text:span>: Review the report related to the naked lady to identify any discrepancies.</text:p>
            </text:list-item>
            <text:list-item>
              <text:p text:style-name="P36"><text:span text:style-name="Strong_20_Emphasis">Consult Police Report</text:span>: Look at the police report to see if there are any additional details or clues about the event.</text:p>
            </text:list-item>
          </text:list>
        </text:list-item>
      </text:list>
      <text:h text:style-name="Heading_20_4" text:outline-level="4"><text:span text:style-name="Strong_20_Emphasis">Chapter 2: Deaths and Disappearances</text:span></text:h>
      <text:list xml:id="list1925342210" text:style-name="L15">
        <text:list-item>
          <text:p text:style-name="P39"><text:span text:style-name="Strong_20_Emphasis">Objective</text:span>: Investigate the deaths of Laxmi and the connections to other incidents.</text:p>
        </text:list-item>
        <text:list-item>
          <text:p text:style-name="P39"><text:span text:style-name="Strong_20_Emphasis">Checkpoints</text:span>:</text:p>
          <text:list>
            <text:list-item>
              <text:p text:style-name="P39"><text:span text:style-name="Strong_20_Emphasis">Interview Kajal</text:span>: Discuss with Kajal about the neighbor’s death and any leads or inconsistencies.</text:p>
            </text:list-item>
            <text:list-item>
              <text:p text:style-name="P39"><text:span text:style-name="Strong_20_Emphasis">Examine Forensic Reports</text:span>: Review the postmortem reports for Laxmi and other deceased individuals to understand their identities and cause of death.</text:p>
            </text:list-item>
            <text:list-item>
              <text:p text:style-name="P38"><text:span text:style-name="Strong_20_Emphasis">Consult Police Reports</text:span>: Analyze police reports on the deaths to find any links or missing pieces of information.</text:p>
            </text:list-item>
          </text:list>
        </text:list-item>
      </text:list>
      <text:h text:style-name="Heading_20_4" text:outline-level="4"><text:span text:style-name="Strong_20_Emphasis">Chapter 3: The Time Loop</text:span></text:h>
      <text:list xml:id="list4125739502" text:style-name="L16">
        <text:list-item>
          <text:p text:style-name="P41"><text:span text:style-name="Strong_20_Emphasis">Objective</text:span>: Navigate through the repeated birthday scenarios and uncover the nature of the time loop.</text:p>
        </text:list-item>
        <text:list-item>
          <text:p text:style-name="P41"><text:soft-page-break/><text:span text:style-name="Strong_20_Emphasis">Checkpoints</text:span>:</text:p>
          <text:list>
            <text:list-item>
              <text:p text:style-name="P41"><text:span text:style-name="Strong_20_Emphasis">Interview Characters in the Loop</text:span>: Talk to Maya, Kajal, and others during each loop iteration to gather information about their behavior and memories.</text:p>
            </text:list-item>
            <text:list-item>
              <text:p text:style-name="P41"><text:span text:style-name="Strong_20_Emphasis">Examine Reports from Each Loop</text:span>: Review reports from each iteration of the loop to identify patterns and anomalies.</text:p>
            </text:list-item>
            <text:list-item>
              <text:p text:style-name="P40"><text:span text:style-name="Strong_20_Emphasis">Investigate the Green Saree Lady</text:span>: Analyze reports and witness statements about the green saree lady to understand her connection to the time loop.</text:p>
            </text:list-item>
          </text:list>
        </text:list-item>
      </text:list>
      <text:h text:style-name="Heading_20_4" text:outline-level="4"><text:span text:style-name="Strong_20_Emphasis">Chapter 4: The Hidden Island</text:span></text:h>
      <text:list xml:id="list50890686" text:style-name="L17">
        <text:list-item>
          <text:p text:style-name="P43"><text:span text:style-name="Strong_20_Emphasis">Objective</text:span>: Explore the hidden island and investigate the demolished houses.</text:p>
        </text:list-item>
        <text:list-item>
          <text:p text:style-name="P43"><text:span text:style-name="Strong_20_Emphasis">Checkpoints</text:span>:</text:p>
          <text:list>
            <text:list-item>
              <text:p text:style-name="P43"><text:span text:style-name="Strong_20_Emphasis">Interview Island Residents</text:span>: Talk to any residents or characters on the island to gather information about the demolished houses and their significance.</text:p>
            </text:list-item>
            <text:list-item>
              <text:p text:style-name="P43"><text:span text:style-name="Strong_20_Emphasis">Review Forensic Reports from the Island</text:span>: Examine any forensic reports related to the island and the demolished houses.</text:p>
            </text:list-item>
            <text:list-item>
              <text:p text:style-name="P42"><text:span text:style-name="Strong_20_Emphasis">Consult Police Reports on the Island</text:span>: Analyze reports related to the island to find clues about the hidden underworld and its connection to the case.</text:p>
            </text:list-item>
          </text:list>
        </text:list-item>
      </text:list>
      <text:h text:style-name="Heading_20_4" text:outline-level="4"><text:span text:style-name="Strong_20_Emphasis">Chapter 5: Unveiling the Conspiracy</text:span></text:h>
      <text:list xml:id="list526576990" text:style-name="L18">
        <text:list-item>
          <text:p text:style-name="P45"><text:span text:style-name="Strong_20_Emphasis">Objective</text:span>: Uncover Janaki’s scheme, including her motives and methods.</text:p>
        </text:list-item>
        <text:list-item>
          <text:p text:style-name="P45"><text:span text:style-name="Strong_20_Emphasis">Checkpoints</text:span>:</text:p>
          <text:list>
            <text:list-item>
              <text:p text:style-name="P45"><text:span text:style-name="Strong_20_Emphasis">Interview Key Witnesses</text:span>: Talk to witnesses and suspects related to Janaki and the conspiracy to gather final pieces of evidence.</text:p>
            </text:list-item>
            <text:list-item>
              <text:p text:style-name="P45"><text:span text:style-name="Strong_20_Emphasis">Examine Final Forensic Reports</text:span>: Review any remaining forensic reports to validate the findings and uncover Janaki’s role.</text:p>
            </text:list-item>
            <text:list-item>
              <text:p text:style-name="P44"><text:span text:style-name="Strong_20_Emphasis">Consult Final Police Reports</text:span>: Analyze the last set of police reports to piece together the full story and Janaki’s involvement.</text:p>
            </text:list-item>
          </text:list>
        </text:list-item>
      </text:list>
      <text:h text:style-name="Heading_20_3" text:outline-level="3"><text:span text:style-name="Strong_20_Emphasis">4. Key Characters</text:span></text:h>
      <text:list xml:id="list995584566" text:style-name="L19">
        <text:list-item>
          <text:p text:style-name="P47"><text:span text:style-name="Strong_20_Emphasis">Detective Arjun</text:span>: The main protagonist, conducting the investigation.</text:p>
        </text:list-item>
        <text:list-item>
          <text:p text:style-name="P47"><text:span text:style-name="Strong_20_Emphasis">Kajal</text:span>: Arjun’s assistant, providing support and information.</text:p>
        </text:list-item>
        <text:list-item>
          <text:p text:style-name="P47"><text:span text:style-name="Strong_20_Emphasis">Maya</text:span>: Arjun’s fiancé, involved in the case and affected by the time loop.</text:p>
        </text:list-item>
        <text:list-item>
          <text:p text:style-name="P47"><text:span text:style-name="Strong_20_Emphasis">Janaki</text:span>: The antagonist, responsible for the manipulation and revenge plot.</text:p>
        </text:list-item>
        <text:list-item>
          <text:p text:style-name="P46"><text:span text:style-name="Strong_20_Emphasis">Laxmi</text:span>: The deceased whose identity was manipulated, central to the case.</text:p>
        </text:list-item>
      </text:list>
      <text:h text:style-name="Heading_20_3" text:outline-level="3"><text:span text:style-name="Strong_20_Emphasis">5. Gameplay Elements</text:span></text:h>
      <text:h text:style-name="Heading_20_4" text:outline-level="4"><text:span text:style-name="Strong_20_Emphasis">Dialogue Choices</text:span></text:h>
      <text:list xml:id="list2762442252" text:style-name="L20">
        <text:list-item>
          <text:p text:style-name="P49"><text:span text:style-name="Strong_20_Emphasis">Ask Investigative Questions</text:span>: Interact with suspects and witnesses to gather clues and uncover motives.</text:p>
        </text:list-item>
        <text:list-item>
          <text:p text:style-name="P48"><text:span text:style-name="Strong_20_Emphasis">Critical Decisions</text:span>: Make choices that influence the investigation’s outcome and reveal different aspects of the conspiracy.</text:p>
        </text:list-item>
      </text:list>
      <text:h text:style-name="Heading_20_4" text:outline-level="4"><text:soft-page-break/><text:span text:style-name="Strong_20_Emphasis">Forensic and Police Reports</text:span></text:h>
      <text:list xml:id="list1047996082" text:style-name="L21">
        <text:list-item>
          <text:p text:style-name="P51"><text:span text:style-name="Strong_20_Emphasis">Examine Evidence</text:span>: Analyze forensic and police reports to find critical clues and inconsistencies.</text:p>
        </text:list-item>
        <text:list-item>
          <text:p text:style-name="P50"><text:span text:style-name="Strong_20_Emphasis">Build the Case</text:span>: Organize and connect evidence to solve puzzles and progress in the investigation.</text:p>
        </text:list-item>
      </text:list>
      <text:h text:style-name="Heading_20_3" text:outline-level="3"><text:span text:style-name="Strong_20_Emphasis">6. Endgame and Conclusion</text:span></text:h>
      <text:list xml:id="list3603760416" text:style-name="L22">
        <text:list-item>
          <text:p text:style-name="P53"><text:span text:style-name="Strong_20_Emphasis">Final Confrontation</text:span>: Confront Janaki with the gathered evidence and piece together the full story.</text:p>
        </text:list-item>
        <text:list-item>
          <text:p text:style-name="P52"><text:span text:style-name="Strong_20_Emphasis">Multiple Endings</text:span>: Different outcomes based on player choices and the evidence gathered throughout the game.</text:p>
        </text:list-item>
      </text:list>
      <text:h text:style-name="Heading_20_3" text:outline-level="3"><text:span text:style-name="Strong_20_Emphasis">7. Additional Features</text:span></text:h>
      <text:list xml:id="list4104080936" text:style-name="L23">
        <text:list-item>
          <text:p text:style-name="P55"><text:span text:style-name="Strong_20_Emphasis">Achievements</text:span>: Unlock achievements for solving puzzles, uncovering hidden truths, and making key discoveries.</text:p>
        </text:list-item>
        <text:list-item>
          <text:p text:style-name="P55"><text:span text:style-name="Strong_20_Emphasis">Hints System</text:span>: Provide hints for challenging puzzles and investigative tasks.</text:p>
        </text:list-item>
        <text:list-item>
          <text:p text:style-name="P54"><text:span text:style-name="Strong_20_Emphasis">Replayability</text:span>: Allow players to revisit different scenarios and make alternative choices for varied outcomes.</text:p>
        </text:list-item>
      </text:list>
      <text:p text:style-name="Text_20_body">This game structure creates an engaging and immersive experience, combining investigation, memory exploration, and puzzle-solving as Detective Arjun uncovers the complex conspiracy in "Echoes of Lake View: The Arjun Files."</text:p>
      <text:p text:style-name="P4"/>
      <text:p text:style-name="P1"><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16:31:08.199728027</meta:creation-date>
    <dc:date>2024-08-17T22:27:13.529144053</dc:date>
    <meta:editing-duration>PT21H45M30S</meta:editing-duration>
    <meta:editing-cycles>6</meta:editing-cycles>
    <meta:generator>LibreOffice/7.3.7.2$Linux_X86_64 LibreOffice_project/30$Build-2</meta:generator>
    <meta:document-statistic meta:table-count="0" meta:image-count="0" meta:object-count="0" meta:page-count="7" meta:paragraph-count="141" meta:word-count="1840" meta:character-count="11719" meta:non-whitespace-character-count="10014"/>
  </office:meta>
</office:document-meta>
</file>